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73.06mm"/>
    </style:style>
    <style:style style:name="co4" style:family="table-column">
      <style:table-column-properties fo:break-before="auto" style:column-width="58.35mm"/>
    </style:style>
    <style:style style:name="co5" style:family="table-column">
      <style:table-column-properties fo:break-before="auto" style:column-width="5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c5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"/>
        <table:table-row table:style-name="ro1" table:number-rows-repeated="31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c3" table:style-name="ta1">
        <table:table-column table:style-name="co1" table:number-columns-repeated="7" table:default-cell-style-name="Default"/>
        <table:table-column table:style-name="co4" table:default-cell-style-name="Default"/>
        <table:table-row table:style-name="ro1">
          <table:table-cell table:number-columns-repeated="3" office:value-type="float" office:value="6" calcext:value-type="float">
            <text:p>6</text:p>
          </table:table-cell>
          <table:table-cell/>
          <table:table-cell table:formula="of:=CONCATENATE(&quot;c(&quot;; [.A1]; &quot;, &quot;; [.B1]; &quot;, &quot;; [.C1]; &quot;)&quot;)" office:value-type="string" office:string-value="c(6, 6, 6)" calcext:value-type="string">
            <text:p>c(6, 6, 6)</text:p>
          </table:table-cell>
          <table:table-cell table:formula="of:=CONCATENATE(&quot;'&quot;; COM.MICROSOFT.CONCAT([.A1:.C1]; &quot;.png'&quot;))" office:value-type="string" office:string-value="'666.png'" calcext:value-type="string">
            <text:p>'666.png'</text:p>
          </table:table-cell>
          <table:table-cell table:formula="of:=CONCATENATE(&quot;'&quot;; COM.MICROSOFT.CONCAT([.A1:.C1]); &quot;nn.png'&quot;)" office:value-type="string" office:string-value="'666nn.png'" calcext:value-type="string">
            <text:p>'666nn.png'</text:p>
          </table:table-cell>
          <table:table-cell table:formula="of:=CONCATENATE(&quot;list(&quot;; [.E1]; &quot;,&quot;; [.F1]; &quot;, &quot;; [.G1]; &quot;)&quot;)" office:value-type="string" office:string-value="list(c(6, 6, 6),'666.png', '666nn.png')" calcext:value-type="string">
            <text:p>list(c(6, 6, 6),'666.png', '666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]; &quot;, &quot;; [.B2]; &quot;, &quot;; [.C2]; &quot;)&quot;)" office:value-type="string" office:string-value="c(6, 6, 5)" calcext:value-type="string">
            <text:p>c(6, 6, 5)</text:p>
          </table:table-cell>
          <table:table-cell table:formula="of:=CONCATENATE(&quot;'&quot;; COM.MICROSOFT.CONCAT([.A2:.C2]; &quot;.png'&quot;))" office:value-type="string" office:string-value="'665.png'" calcext:value-type="string">
            <text:p>'665.png'</text:p>
          </table:table-cell>
          <table:table-cell table:formula="of:=CONCATENATE(&quot;'&quot;; COM.MICROSOFT.CONCAT([.A2:.C2]); &quot;nn.png'&quot;)" office:value-type="string" office:string-value="'665nn.png'" calcext:value-type="string">
            <text:p>'665nn.png'</text:p>
          </table:table-cell>
          <table:table-cell table:formula="of:=CONCATENATE(&quot;list(&quot;; [.E2]; &quot;,&quot;; [.F2]; &quot;, &quot;; [.G2]; &quot;)&quot;)" office:value-type="string" office:string-value="list(c(6, 6, 5),'665.png', '665nn.png')" calcext:value-type="string">
            <text:p>list(c(6, 6, 5),'665.png', '665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]; &quot;, &quot;; [.B3]; &quot;, &quot;; [.C3]; &quot;)&quot;)" office:value-type="string" office:string-value="c(6, 6, 4)" calcext:value-type="string">
            <text:p>c(6, 6, 4)</text:p>
          </table:table-cell>
          <table:table-cell table:formula="of:=CONCATENATE(&quot;'&quot;; COM.MICROSOFT.CONCAT([.A3:.C3]; &quot;.png'&quot;))" office:value-type="string" office:string-value="'664.png'" calcext:value-type="string">
            <text:p>'664.png'</text:p>
          </table:table-cell>
          <table:table-cell table:formula="of:=CONCATENATE(&quot;'&quot;; COM.MICROSOFT.CONCAT([.A3:.C3]); &quot;nn.png'&quot;)" office:value-type="string" office:string-value="'664nn.png'" calcext:value-type="string">
            <text:p>'664nn.png'</text:p>
          </table:table-cell>
          <table:table-cell table:formula="of:=CONCATENATE(&quot;list(&quot;; [.E3]; &quot;,&quot;; [.F3]; &quot;, &quot;; [.G3]; &quot;)&quot;)" office:value-type="string" office:string-value="list(c(6, 6, 4),'664.png', '664nn.png')" calcext:value-type="string">
            <text:p>list(c(6, 6, 4),'664.png', '664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]; &quot;, &quot;; [.B4]; &quot;, &quot;; [.C4]; &quot;)&quot;)" office:value-type="string" office:string-value="c(6, 6, 3)" calcext:value-type="string">
            <text:p>c(6, 6, 3)</text:p>
          </table:table-cell>
          <table:table-cell table:formula="of:=CONCATENATE(&quot;'&quot;; COM.MICROSOFT.CONCAT([.A4:.C4]; &quot;.png'&quot;))" office:value-type="string" office:string-value="'663.png'" calcext:value-type="string">
            <text:p>'663.png'</text:p>
          </table:table-cell>
          <table:table-cell table:formula="of:=CONCATENATE(&quot;'&quot;; COM.MICROSOFT.CONCAT([.A4:.C4]); &quot;nn.png'&quot;)" office:value-type="string" office:string-value="'663nn.png'" calcext:value-type="string">
            <text:p>'663nn.png'</text:p>
          </table:table-cell>
          <table:table-cell table:formula="of:=CONCATENATE(&quot;list(&quot;; [.E4]; &quot;,&quot;; [.F4]; &quot;, &quot;; [.G4]; &quot;)&quot;)" office:value-type="string" office:string-value="list(c(6, 6, 3),'663.png', '663nn.png')" calcext:value-type="string">
            <text:p>list(c(6, 6, 3),'663.png', '663nn.png')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]; &quot;, &quot;; [.B5]; &quot;, &quot;; [.C5]; &quot;)&quot;)" office:value-type="string" office:string-value="c(6, 6, 2)" calcext:value-type="string">
            <text:p>c(6, 6, 2)</text:p>
          </table:table-cell>
          <table:table-cell table:formula="of:=CONCATENATE(&quot;'&quot;; COM.MICROSOFT.CONCAT([.A5:.C5]; &quot;.png'&quot;))" office:value-type="string" office:string-value="'662.png'" calcext:value-type="string">
            <text:p>'662.png'</text:p>
          </table:table-cell>
          <table:table-cell table:formula="of:=CONCATENATE(&quot;'&quot;; COM.MICROSOFT.CONCAT([.A5:.C5]); &quot;nn.png'&quot;)" office:value-type="string" office:string-value="'662nn.png'" calcext:value-type="string">
            <text:p>'662nn.png'</text:p>
          </table:table-cell>
          <table:table-cell table:formula="of:=CONCATENATE(&quot;list(&quot;; [.E5]; &quot;,&quot;; [.F5]; &quot;, &quot;; [.G5]; &quot;)&quot;)" office:value-type="string" office:string-value="list(c(6, 6, 2),'662.png', '662nn.png')" calcext:value-type="string">
            <text:p>list(c(6, 6, 2),'662.png', '66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6]; &quot;, &quot;; [.B6]; &quot;, &quot;; [.C6]; &quot;)&quot;)" office:value-type="string" office:string-value="c(6, 5, 5)" calcext:value-type="string">
            <text:p>c(6, 5, 5)</text:p>
          </table:table-cell>
          <table:table-cell table:formula="of:=CONCATENATE(&quot;'&quot;; COM.MICROSOFT.CONCAT([.A6:.C6]; &quot;.png'&quot;))" office:value-type="string" office:string-value="'655.png'" calcext:value-type="string">
            <text:p>'655.png'</text:p>
          </table:table-cell>
          <table:table-cell table:formula="of:=CONCATENATE(&quot;'&quot;; COM.MICROSOFT.CONCAT([.A6:.C6]); &quot;nn.png'&quot;)" office:value-type="string" office:string-value="'655nn.png'" calcext:value-type="string">
            <text:p>'655nn.png'</text:p>
          </table:table-cell>
          <table:table-cell table:formula="of:=CONCATENATE(&quot;list(&quot;; [.E6]; &quot;,&quot;; [.F6]; &quot;, &quot;; [.G6]; &quot;)&quot;)" office:value-type="string" office:string-value="list(c(6, 5, 5),'655.png', '655nn.png')" calcext:value-type="string">
            <text:p>list(c(6, 5, 5),'655.png', '655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]; &quot;, &quot;; [.B7]; &quot;, &quot;; [.C7]; &quot;)&quot;)" office:value-type="string" office:string-value="c(6, 5, 4)" calcext:value-type="string">
            <text:p>c(6, 5, 4)</text:p>
          </table:table-cell>
          <table:table-cell table:formula="of:=CONCATENATE(&quot;'&quot;; COM.MICROSOFT.CONCAT([.A7:.C7]; &quot;.png'&quot;))" office:value-type="string" office:string-value="'654.png'" calcext:value-type="string">
            <text:p>'654.png'</text:p>
          </table:table-cell>
          <table:table-cell table:formula="of:=CONCATENATE(&quot;'&quot;; COM.MICROSOFT.CONCAT([.A7:.C7]); &quot;nn.png'&quot;)" office:value-type="string" office:string-value="'654nn.png'" calcext:value-type="string">
            <text:p>'654nn.png'</text:p>
          </table:table-cell>
          <table:table-cell table:formula="of:=CONCATENATE(&quot;list(&quot;; [.E7]; &quot;,&quot;; [.F7]; &quot;, &quot;; [.G7]; &quot;)&quot;)" office:value-type="string" office:string-value="list(c(6, 5, 4),'654.png', '654nn.png')" calcext:value-type="string">
            <text:p>list(c(6, 5, 4),'654.png', '65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8]; &quot;, &quot;; [.B8]; &quot;, &quot;; [.C8]; &quot;)&quot;)" office:value-type="string" office:string-value="c(6, 5, 3)" calcext:value-type="string">
            <text:p>c(6, 5, 3)</text:p>
          </table:table-cell>
          <table:table-cell table:formula="of:=CONCATENATE(&quot;'&quot;; COM.MICROSOFT.CONCAT([.A8:.C8]; &quot;.png'&quot;))" office:value-type="string" office:string-value="'653.png'" calcext:value-type="string">
            <text:p>'653.png'</text:p>
          </table:table-cell>
          <table:table-cell table:formula="of:=CONCATENATE(&quot;'&quot;; COM.MICROSOFT.CONCAT([.A8:.C8]); &quot;nn.png'&quot;)" office:value-type="string" office:string-value="'653nn.png'" calcext:value-type="string">
            <text:p>'653nn.png'</text:p>
          </table:table-cell>
          <table:table-cell table:formula="of:=CONCATENATE(&quot;list(&quot;; [.E8]; &quot;,&quot;; [.F8]; &quot;, &quot;; [.G8]; &quot;)&quot;)" office:value-type="string" office:string-value="list(c(6, 5, 3),'653.png', '653nn.png')" calcext:value-type="string">
            <text:p>list(c(6, 5, 3),'653.png', '65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9]; &quot;, &quot;; [.B9]; &quot;, &quot;; [.C9]; &quot;)&quot;)" office:value-type="string" office:string-value="c(6, 5, 2)" calcext:value-type="string">
            <text:p>c(6, 5, 2)</text:p>
          </table:table-cell>
          <table:table-cell table:formula="of:=CONCATENATE(&quot;'&quot;; COM.MICROSOFT.CONCAT([.A9:.C9]; &quot;.png'&quot;))" office:value-type="string" office:string-value="'652.png'" calcext:value-type="string">
            <text:p>'652.png'</text:p>
          </table:table-cell>
          <table:table-cell table:formula="of:=CONCATENATE(&quot;'&quot;; COM.MICROSOFT.CONCAT([.A9:.C9]); &quot;nn.png'&quot;)" office:value-type="string" office:string-value="'652nn.png'" calcext:value-type="string">
            <text:p>'652nn.png'</text:p>
          </table:table-cell>
          <table:table-cell table:formula="of:=CONCATENATE(&quot;list(&quot;; [.E9]; &quot;,&quot;; [.F9]; &quot;, &quot;; [.G9]; &quot;)&quot;)" office:value-type="string" office:string-value="list(c(6, 5, 2),'652.png', '652nn.png')" calcext:value-type="string">
            <text:p>list(c(6, 5, 2),'652.png', '65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10]; &quot;, &quot;; [.B10]; &quot;, &quot;; [.C10]; &quot;)&quot;)" office:value-type="string" office:string-value="c(6, 4, 4)" calcext:value-type="string">
            <text:p>c(6, 4, 4)</text:p>
          </table:table-cell>
          <table:table-cell table:formula="of:=CONCATENATE(&quot;'&quot;; COM.MICROSOFT.CONCAT([.A10:.C10]; &quot;.png'&quot;))" office:value-type="string" office:string-value="'644.png'" calcext:value-type="string">
            <text:p>'644.png'</text:p>
          </table:table-cell>
          <table:table-cell table:formula="of:=CONCATENATE(&quot;'&quot;; COM.MICROSOFT.CONCAT([.A10:.C10]); &quot;nn.png'&quot;)" office:value-type="string" office:string-value="'644nn.png'" calcext:value-type="string">
            <text:p>'644nn.png'</text:p>
          </table:table-cell>
          <table:table-cell table:formula="of:=CONCATENATE(&quot;list(&quot;; [.E10]; &quot;,&quot;; [.F10]; &quot;, &quot;; [.G10]; &quot;)&quot;)" office:value-type="string" office:string-value="list(c(6, 4, 4),'644.png', '644nn.png')" calcext:value-type="string">
            <text:p>list(c(6, 4, 4),'644.png', '64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]; &quot;, &quot;; [.B11]; &quot;, &quot;; [.C11]; &quot;)&quot;)" office:value-type="string" office:string-value="c(6, 4, 3)" calcext:value-type="string">
            <text:p>c(6, 4, 3)</text:p>
          </table:table-cell>
          <table:table-cell table:formula="of:=CONCATENATE(&quot;'&quot;; COM.MICROSOFT.CONCAT([.A11:.C11]; &quot;.png'&quot;))" office:value-type="string" office:string-value="'643.png'" calcext:value-type="string">
            <text:p>'643.png'</text:p>
          </table:table-cell>
          <table:table-cell table:formula="of:=CONCATENATE(&quot;'&quot;; COM.MICROSOFT.CONCAT([.A11:.C11]); &quot;nn.png'&quot;)" office:value-type="string" office:string-value="'643nn.png'" calcext:value-type="string">
            <text:p>'643nn.png'</text:p>
          </table:table-cell>
          <table:table-cell table:formula="of:=CONCATENATE(&quot;list(&quot;; [.E11]; &quot;,&quot;; [.F11]; &quot;, &quot;; [.G11]; &quot;)&quot;)" office:value-type="string" office:string-value="list(c(6, 4, 3),'643.png', '643nn.png')" calcext:value-type="string">
            <text:p>list(c(6, 4, 3),'643.png', '64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2]; &quot;, &quot;; [.B12]; &quot;, &quot;; [.C12]; &quot;)&quot;)" office:value-type="string" office:string-value="c(6, 4, 2)" calcext:value-type="string">
            <text:p>c(6, 4, 2)</text:p>
          </table:table-cell>
          <table:table-cell table:formula="of:=CONCATENATE(&quot;'&quot;; COM.MICROSOFT.CONCAT([.A12:.C12]; &quot;.png'&quot;))" office:value-type="string" office:string-value="'642.png'" calcext:value-type="string">
            <text:p>'642.png'</text:p>
          </table:table-cell>
          <table:table-cell table:formula="of:=CONCATENATE(&quot;'&quot;; COM.MICROSOFT.CONCAT([.A12:.C12]); &quot;nn.png'&quot;)" office:value-type="string" office:string-value="'642nn.png'" calcext:value-type="string">
            <text:p>'642nn.png'</text:p>
          </table:table-cell>
          <table:table-cell table:formula="of:=CONCATENATE(&quot;list(&quot;; [.E12]; &quot;,&quot;; [.F12]; &quot;, &quot;; [.G12]; &quot;)&quot;)" office:value-type="string" office:string-value="list(c(6, 4, 2),'642.png', '642nn.png')" calcext:value-type="string">
            <text:p>list(c(6, 4, 2),'642.png', '64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13]; &quot;, &quot;; [.B13]; &quot;, &quot;; [.C13]; &quot;)&quot;)" office:value-type="string" office:string-value="c(6, 3, 3)" calcext:value-type="string">
            <text:p>c(6, 3, 3)</text:p>
          </table:table-cell>
          <table:table-cell table:formula="of:=CONCATENATE(&quot;'&quot;; COM.MICROSOFT.CONCAT([.A13:.C13]; &quot;.png'&quot;))" office:value-type="string" office:string-value="'633.png'" calcext:value-type="string">
            <text:p>'633.png'</text:p>
          </table:table-cell>
          <table:table-cell table:formula="of:=CONCATENATE(&quot;'&quot;; COM.MICROSOFT.CONCAT([.A13:.C13]); &quot;nn.png'&quot;)" office:value-type="string" office:string-value="'633nn.png'" calcext:value-type="string">
            <text:p>'633nn.png'</text:p>
          </table:table-cell>
          <table:table-cell table:formula="of:=CONCATENATE(&quot;list(&quot;; [.E13]; &quot;,&quot;; [.F13]; &quot;, &quot;; [.G13]; &quot;)&quot;)" office:value-type="string" office:string-value="list(c(6, 3, 3),'633.png', '633nn.png')" calcext:value-type="string">
            <text:p>list(c(6, 3, 3),'633.png', '63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4]; &quot;, &quot;; [.B14]; &quot;, &quot;; [.C14]; &quot;)&quot;)" office:value-type="string" office:string-value="c(6, 3, 2)" calcext:value-type="string">
            <text:p>c(6, 3, 2)</text:p>
          </table:table-cell>
          <table:table-cell table:formula="of:=CONCATENATE(&quot;'&quot;; COM.MICROSOFT.CONCAT([.A14:.C14]; &quot;.png'&quot;))" office:value-type="string" office:string-value="'632.png'" calcext:value-type="string">
            <text:p>'632.png'</text:p>
          </table:table-cell>
          <table:table-cell table:formula="of:=CONCATENATE(&quot;'&quot;; COM.MICROSOFT.CONCAT([.A14:.C14]); &quot;nn.png'&quot;)" office:value-type="string" office:string-value="'632nn.png'" calcext:value-type="string">
            <text:p>'632nn.png'</text:p>
          </table:table-cell>
          <table:table-cell table:formula="of:=CONCATENATE(&quot;list(&quot;; [.E14]; &quot;,&quot;; [.F14]; &quot;, &quot;; [.G14]; &quot;)&quot;)" office:value-type="string" office:string-value="list(c(6, 3, 2),'632.png', '632nn.png')" calcext:value-type="string">
            <text:p>list(c(6, 3, 2),'632.png', '632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15]; &quot;, &quot;; [.B15]; &quot;, &quot;; [.C15]; &quot;)&quot;)" office:value-type="string" office:string-value="c(6, 2, 2)" calcext:value-type="string">
            <text:p>c(6, 2, 2)</text:p>
          </table:table-cell>
          <table:table-cell table:formula="of:=CONCATENATE(&quot;'&quot;; COM.MICROSOFT.CONCAT([.A15:.C15]; &quot;.png'&quot;))" office:value-type="string" office:string-value="'622.png'" calcext:value-type="string">
            <text:p>'622.png'</text:p>
          </table:table-cell>
          <table:table-cell table:formula="of:=CONCATENATE(&quot;'&quot;; COM.MICROSOFT.CONCAT([.A15:.C15]); &quot;nn.png'&quot;)" office:value-type="string" office:string-value="'622nn.png'" calcext:value-type="string">
            <text:p>'622nn.png'</text:p>
          </table:table-cell>
          <table:table-cell table:formula="of:=CONCATENATE(&quot;list(&quot;; [.E15]; &quot;,&quot;; [.F15]; &quot;, &quot;; [.G15]; &quot;)&quot;)" office:value-type="string" office:string-value="list(c(6, 2, 2),'622.png', '622nn.png')" calcext:value-type="string">
            <text:p>list(c(6, 2, 2),'622.png', '622nn.png')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/>
          <table:table-cell table:formula="of:=CONCATENATE(&quot;c(&quot;; [.A16]; &quot;, &quot;; [.B16]; &quot;, &quot;; [.C16]; &quot;)&quot;)" office:value-type="string" office:string-value="c(5, 5, 5)" calcext:value-type="string">
            <text:p>c(5, 5, 5)</text:p>
          </table:table-cell>
          <table:table-cell table:formula="of:=CONCATENATE(&quot;'&quot;; COM.MICROSOFT.CONCAT([.A16:.C16]; &quot;.png'&quot;))" office:value-type="string" office:string-value="'555.png'" calcext:value-type="string">
            <text:p>'555.png'</text:p>
          </table:table-cell>
          <table:table-cell table:formula="of:=CONCATENATE(&quot;'&quot;; COM.MICROSOFT.CONCAT([.A16:.C16]); &quot;nn.png'&quot;)" office:value-type="string" office:string-value="'555nn.png'" calcext:value-type="string">
            <text:p>'555nn.png'</text:p>
          </table:table-cell>
          <table:table-cell table:formula="of:=CONCATENATE(&quot;list(&quot;; [.E16]; &quot;,&quot;; [.F16]; &quot;, &quot;; [.G16]; &quot;)&quot;)" office:value-type="string" office:string-value="list(c(5, 5, 5),'555.png', '555nn.png')" calcext:value-type="string">
            <text:p>list(c(5, 5, 5),'555.png', '555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17]; &quot;, &quot;; [.B17]; &quot;, &quot;; [.C17]; &quot;)&quot;)" office:value-type="string" office:string-value="c(5, 5, 4)" calcext:value-type="string">
            <text:p>c(5, 5, 4)</text:p>
          </table:table-cell>
          <table:table-cell table:formula="of:=CONCATENATE(&quot;'&quot;; COM.MICROSOFT.CONCAT([.A17:.C17]; &quot;.png'&quot;))" office:value-type="string" office:string-value="'554.png'" calcext:value-type="string">
            <text:p>'554.png'</text:p>
          </table:table-cell>
          <table:table-cell table:formula="of:=CONCATENATE(&quot;'&quot;; COM.MICROSOFT.CONCAT([.A17:.C17]); &quot;nn.png'&quot;)" office:value-type="string" office:string-value="'554nn.png'" calcext:value-type="string">
            <text:p>'554nn.png'</text:p>
          </table:table-cell>
          <table:table-cell table:formula="of:=CONCATENATE(&quot;list(&quot;; [.E17]; &quot;,&quot;; [.F17]; &quot;, &quot;; [.G17]; &quot;)&quot;)" office:value-type="string" office:string-value="list(c(5, 5, 4),'554.png', '554nn.png')" calcext:value-type="string">
            <text:p>list(c(5, 5, 4),'554.png', '554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8]; &quot;, &quot;; [.B18]; &quot;, &quot;; [.C18]; &quot;)&quot;)" office:value-type="string" office:string-value="c(5, 5, 3)" calcext:value-type="string">
            <text:p>c(5, 5, 3)</text:p>
          </table:table-cell>
          <table:table-cell table:formula="of:=CONCATENATE(&quot;'&quot;; COM.MICROSOFT.CONCAT([.A18:.C18]; &quot;.png'&quot;))" office:value-type="string" office:string-value="'553.png'" calcext:value-type="string">
            <text:p>'553.png'</text:p>
          </table:table-cell>
          <table:table-cell table:formula="of:=CONCATENATE(&quot;'&quot;; COM.MICROSOFT.CONCAT([.A18:.C18]); &quot;nn.png'&quot;)" office:value-type="string" office:string-value="'553nn.png'" calcext:value-type="string">
            <text:p>'553nn.png'</text:p>
          </table:table-cell>
          <table:table-cell table:formula="of:=CONCATENATE(&quot;list(&quot;; [.E18]; &quot;,&quot;; [.F18]; &quot;, &quot;; [.G18]; &quot;)&quot;)" office:value-type="string" office:string-value="list(c(5, 5, 3),'553.png', '553nn.png')" calcext:value-type="string">
            <text:p>list(c(5, 5, 3),'553.png', '553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9]; &quot;, &quot;; [.B19]; &quot;, &quot;; [.C19]; &quot;)&quot;)" office:value-type="string" office:string-value="c(5, 5, 2)" calcext:value-type="string">
            <text:p>c(5, 5, 2)</text:p>
          </table:table-cell>
          <table:table-cell table:formula="of:=CONCATENATE(&quot;'&quot;; COM.MICROSOFT.CONCAT([.A19:.C19]; &quot;.png'&quot;))" office:value-type="string" office:string-value="'552.png'" calcext:value-type="string">
            <text:p>'552.png'</text:p>
          </table:table-cell>
          <table:table-cell table:formula="of:=CONCATENATE(&quot;'&quot;; COM.MICROSOFT.CONCAT([.A19:.C19]); &quot;nn.png'&quot;)" office:value-type="string" office:string-value="'552nn.png'" calcext:value-type="string">
            <text:p>'552nn.png'</text:p>
          </table:table-cell>
          <table:table-cell table:formula="of:=CONCATENATE(&quot;list(&quot;; [.E19]; &quot;,&quot;; [.F19]; &quot;, &quot;; [.G19]; &quot;)&quot;)" office:value-type="string" office:string-value="list(c(5, 5, 2),'552.png', '552nn.png')" calcext:value-type="string">
            <text:p>list(c(5, 5, 2),'552.png', '55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20]; &quot;, &quot;; [.B20]; &quot;, &quot;; [.C20]; &quot;)&quot;)" office:value-type="string" office:string-value="c(5, 4, 4)" calcext:value-type="string">
            <text:p>c(5, 4, 4)</text:p>
          </table:table-cell>
          <table:table-cell table:formula="of:=CONCATENATE(&quot;'&quot;; COM.MICROSOFT.CONCAT([.A20:.C20]; &quot;.png'&quot;))" office:value-type="string" office:string-value="'544.png'" calcext:value-type="string">
            <text:p>'544.png'</text:p>
          </table:table-cell>
          <table:table-cell table:formula="of:=CONCATENATE(&quot;'&quot;; COM.MICROSOFT.CONCAT([.A20:.C20]); &quot;nn.png'&quot;)" office:value-type="string" office:string-value="'544nn.png'" calcext:value-type="string">
            <text:p>'544nn.png'</text:p>
          </table:table-cell>
          <table:table-cell table:formula="of:=CONCATENATE(&quot;list(&quot;; [.E20]; &quot;,&quot;; [.F20]; &quot;, &quot;; [.G20]; &quot;)&quot;)" office:value-type="string" office:string-value="list(c(5, 4, 4),'544.png', '544nn.png')" calcext:value-type="string">
            <text:p>list(c(5, 4, 4),'544.png', '544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1]; &quot;, &quot;; [.B21]; &quot;, &quot;; [.C21]; &quot;)&quot;)" office:value-type="string" office:string-value="c(5, 4, 3)" calcext:value-type="string">
            <text:p>c(5, 4, 3)</text:p>
          </table:table-cell>
          <table:table-cell table:formula="of:=CONCATENATE(&quot;'&quot;; COM.MICROSOFT.CONCAT([.A21:.C21]; &quot;.png'&quot;))" office:value-type="string" office:string-value="'543.png'" calcext:value-type="string">
            <text:p>'543.png'</text:p>
          </table:table-cell>
          <table:table-cell table:formula="of:=CONCATENATE(&quot;'&quot;; COM.MICROSOFT.CONCAT([.A21:.C21]); &quot;nn.png'&quot;)" office:value-type="string" office:string-value="'543nn.png'" calcext:value-type="string">
            <text:p>'543nn.png'</text:p>
          </table:table-cell>
          <table:table-cell table:formula="of:=CONCATENATE(&quot;list(&quot;; [.E21]; &quot;,&quot;; [.F21]; &quot;, &quot;; [.G21]; &quot;)&quot;)" office:value-type="string" office:string-value="list(c(5, 4, 3),'543.png', '543nn.png')" calcext:value-type="string">
            <text:p>list(c(5, 4, 3),'543.png', '54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2]; &quot;, &quot;; [.B22]; &quot;, &quot;; [.C22]; &quot;)&quot;)" office:value-type="string" office:string-value="c(5, 4, 2)" calcext:value-type="string">
            <text:p>c(5, 4, 2)</text:p>
          </table:table-cell>
          <table:table-cell table:formula="of:=CONCATENATE(&quot;'&quot;; COM.MICROSOFT.CONCAT([.A22:.C22]; &quot;.png'&quot;))" office:value-type="string" office:string-value="'542.png'" calcext:value-type="string">
            <text:p>'542.png'</text:p>
          </table:table-cell>
          <table:table-cell table:formula="of:=CONCATENATE(&quot;'&quot;; COM.MICROSOFT.CONCAT([.A22:.C22]); &quot;nn.png'&quot;)" office:value-type="string" office:string-value="'542nn.png'" calcext:value-type="string">
            <text:p>'542nn.png'</text:p>
          </table:table-cell>
          <table:table-cell table:formula="of:=CONCATENATE(&quot;list(&quot;; [.E22]; &quot;,&quot;; [.F22]; &quot;, &quot;; [.G22]; &quot;)&quot;)" office:value-type="string" office:string-value="list(c(5, 4, 2),'542.png', '542nn.png')" calcext:value-type="string">
            <text:p>list(c(5, 4, 2),'542.png', '54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23]; &quot;, &quot;; [.B23]; &quot;, &quot;; [.C23]; &quot;)&quot;)" office:value-type="string" office:string-value="c(5, 3, 3)" calcext:value-type="string">
            <text:p>c(5, 3, 3)</text:p>
          </table:table-cell>
          <table:table-cell table:formula="of:=CONCATENATE(&quot;'&quot;; COM.MICROSOFT.CONCAT([.A23:.C23]; &quot;.png'&quot;))" office:value-type="string" office:string-value="'533.png'" calcext:value-type="string">
            <text:p>'533.png'</text:p>
          </table:table-cell>
          <table:table-cell table:formula="of:=CONCATENATE(&quot;'&quot;; COM.MICROSOFT.CONCAT([.A23:.C23]); &quot;nn.png'&quot;)" office:value-type="string" office:string-value="'533nn.png'" calcext:value-type="string">
            <text:p>'533nn.png'</text:p>
          </table:table-cell>
          <table:table-cell table:formula="of:=CONCATENATE(&quot;list(&quot;; [.E23]; &quot;,&quot;; [.F23]; &quot;, &quot;; [.G23]; &quot;)&quot;)" office:value-type="string" office:string-value="list(c(5, 3, 3),'533.png', '533nn.png')" calcext:value-type="string">
            <text:p>list(c(5, 3, 3),'533.png', '53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4]; &quot;, &quot;; [.B24]; &quot;, &quot;; [.C24]; &quot;)&quot;)" office:value-type="string" office:string-value="c(5, 3, 2)" calcext:value-type="string">
            <text:p>c(5, 3, 2)</text:p>
          </table:table-cell>
          <table:table-cell table:formula="of:=CONCATENATE(&quot;'&quot;; COM.MICROSOFT.CONCAT([.A24:.C24]; &quot;.png'&quot;))" office:value-type="string" office:string-value="'532.png'" calcext:value-type="string">
            <text:p>'532.png'</text:p>
          </table:table-cell>
          <table:table-cell table:formula="of:=CONCATENATE(&quot;'&quot;; COM.MICROSOFT.CONCAT([.A24:.C24]); &quot;nn.png'&quot;)" office:value-type="string" office:string-value="'532nn.png'" calcext:value-type="string">
            <text:p>'532nn.png'</text:p>
          </table:table-cell>
          <table:table-cell table:formula="of:=CONCATENATE(&quot;list(&quot;; [.E24]; &quot;,&quot;; [.F24]; &quot;, &quot;; [.G24]; &quot;)&quot;)" office:value-type="string" office:string-value="list(c(5, 3, 2),'532.png', '532nn.png')" calcext:value-type="string">
            <text:p>list(c(5, 3, 2),'532.png', '532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25]; &quot;, &quot;; [.B25]; &quot;, &quot;; [.C25]; &quot;)&quot;)" office:value-type="string" office:string-value="c(5, 2, 2)" calcext:value-type="string">
            <text:p>c(5, 2, 2)</text:p>
          </table:table-cell>
          <table:table-cell table:formula="of:=CONCATENATE(&quot;'&quot;; COM.MICROSOFT.CONCAT([.A25:.C25]; &quot;.png'&quot;))" office:value-type="string" office:string-value="'522.png'" calcext:value-type="string">
            <text:p>'522.png'</text:p>
          </table:table-cell>
          <table:table-cell table:formula="of:=CONCATENATE(&quot;'&quot;; COM.MICROSOFT.CONCAT([.A25:.C25]); &quot;nn.png'&quot;)" office:value-type="string" office:string-value="'522nn.png'" calcext:value-type="string">
            <text:p>'522nn.png'</text:p>
          </table:table-cell>
          <table:table-cell table:formula="of:=CONCATENATE(&quot;list(&quot;; [.E25]; &quot;,&quot;; [.F25]; &quot;, &quot;; [.G25]; &quot;)&quot;)" office:value-type="string" office:string-value="list(c(5, 2, 2),'522.png', '522nn.png')" calcext:value-type="string">
            <text:p>list(c(5, 2, 2),'522.png', '522nn.png')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/>
          <table:table-cell table:formula="of:=CONCATENATE(&quot;c(&quot;; [.A26]; &quot;, &quot;; [.B26]; &quot;, &quot;; [.C26]; &quot;)&quot;)" office:value-type="string" office:string-value="c(4, 4, 4)" calcext:value-type="string">
            <text:p>c(4, 4, 4)</text:p>
          </table:table-cell>
          <table:table-cell table:formula="of:=CONCATENATE(&quot;'&quot;; COM.MICROSOFT.CONCAT([.A26:.C26]; &quot;.png'&quot;))" office:value-type="string" office:string-value="'444.png'" calcext:value-type="string">
            <text:p>'444.png'</text:p>
          </table:table-cell>
          <table:table-cell table:formula="of:=CONCATENATE(&quot;'&quot;; COM.MICROSOFT.CONCAT([.A26:.C26]); &quot;nn.png'&quot;)" office:value-type="string" office:string-value="'444nn.png'" calcext:value-type="string">
            <text:p>'444nn.png'</text:p>
          </table:table-cell>
          <table:table-cell table:formula="of:=CONCATENATE(&quot;list(&quot;; [.E26]; &quot;,&quot;; [.F26]; &quot;, &quot;; [.G26]; &quot;)&quot;)" office:value-type="string" office:string-value="list(c(4, 4, 4),'444.png', '444nn.png')" calcext:value-type="string">
            <text:p>list(c(4, 4, 4),'444.png', '444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27]; &quot;, &quot;; [.B27]; &quot;, &quot;; [.C27]; &quot;)&quot;)" office:value-type="string" office:string-value="c(4, 4, 3)" calcext:value-type="string">
            <text:p>c(4, 4, 3)</text:p>
          </table:table-cell>
          <table:table-cell table:formula="of:=CONCATENATE(&quot;'&quot;; COM.MICROSOFT.CONCAT([.A27:.C27]; &quot;.png'&quot;))" office:value-type="string" office:string-value="'443.png'" calcext:value-type="string">
            <text:p>'443.png'</text:p>
          </table:table-cell>
          <table:table-cell table:formula="of:=CONCATENATE(&quot;'&quot;; COM.MICROSOFT.CONCAT([.A27:.C27]); &quot;nn.png'&quot;)" office:value-type="string" office:string-value="'443nn.png'" calcext:value-type="string">
            <text:p>'443nn.png'</text:p>
          </table:table-cell>
          <table:table-cell table:formula="of:=CONCATENATE(&quot;list(&quot;; [.E27]; &quot;,&quot;; [.F27]; &quot;, &quot;; [.G27]; &quot;)&quot;)" office:value-type="string" office:string-value="list(c(4, 4, 3),'443.png', '443nn.png')" calcext:value-type="string">
            <text:p>list(c(4, 4, 3),'443.png', '443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28]; &quot;, &quot;; [.B28]; &quot;, &quot;; [.C28]; &quot;)&quot;)" office:value-type="string" office:string-value="c(4, 4, 2)" calcext:value-type="string">
            <text:p>c(4, 4, 2)</text:p>
          </table:table-cell>
          <table:table-cell table:formula="of:=CONCATENATE(&quot;'&quot;; COM.MICROSOFT.CONCAT([.A28:.C28]; &quot;.png'&quot;))" office:value-type="string" office:string-value="'442.png'" calcext:value-type="string">
            <text:p>'442.png'</text:p>
          </table:table-cell>
          <table:table-cell table:formula="of:=CONCATENATE(&quot;'&quot;; COM.MICROSOFT.CONCAT([.A28:.C28]); &quot;nn.png'&quot;)" office:value-type="string" office:string-value="'442nn.png'" calcext:value-type="string">
            <text:p>'442nn.png'</text:p>
          </table:table-cell>
          <table:table-cell table:formula="of:=CONCATENATE(&quot;list(&quot;; [.E28]; &quot;,&quot;; [.F28]; &quot;, &quot;; [.G28]; &quot;)&quot;)" office:value-type="string" office:string-value="list(c(4, 4, 2),'442.png', '442nn.png')" calcext:value-type="string">
            <text:p>list(c(4, 4, 2),'442.png', '442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29]; &quot;, &quot;; [.B29]; &quot;, &quot;; [.C29]; &quot;)&quot;)" office:value-type="string" office:string-value="c(4, 3, 3)" calcext:value-type="string">
            <text:p>c(4, 3, 3)</text:p>
          </table:table-cell>
          <table:table-cell table:formula="of:=CONCATENATE(&quot;'&quot;; COM.MICROSOFT.CONCAT([.A29:.C29]; &quot;.png'&quot;))" office:value-type="string" office:string-value="'433.png'" calcext:value-type="string">
            <text:p>'433.png'</text:p>
          </table:table-cell>
          <table:table-cell table:formula="of:=CONCATENATE(&quot;'&quot;; COM.MICROSOFT.CONCAT([.A29:.C29]); &quot;nn.png'&quot;)" office:value-type="string" office:string-value="'433nn.png'" calcext:value-type="string">
            <text:p>'433nn.png'</text:p>
          </table:table-cell>
          <table:table-cell table:formula="of:=CONCATENATE(&quot;list(&quot;; [.E29]; &quot;,&quot;; [.F29]; &quot;, &quot;; [.G29]; &quot;)&quot;)" office:value-type="string" office:string-value="list(c(4, 3, 3),'433.png', '433nn.png')" calcext:value-type="string">
            <text:p>list(c(4, 3, 3),'433.png', '433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0]; &quot;, &quot;; [.B30]; &quot;, &quot;; [.C30]; &quot;)&quot;)" office:value-type="string" office:string-value="c(4, 3, 2)" calcext:value-type="string">
            <text:p>c(4, 3, 2)</text:p>
          </table:table-cell>
          <table:table-cell table:formula="of:=CONCATENATE(&quot;'&quot;; COM.MICROSOFT.CONCAT([.A30:.C30]; &quot;.png'&quot;))" office:value-type="string" office:string-value="'432.png'" calcext:value-type="string">
            <text:p>'432.png'</text:p>
          </table:table-cell>
          <table:table-cell table:formula="of:=CONCATENATE(&quot;'&quot;; COM.MICROSOFT.CONCAT([.A30:.C30]); &quot;nn.png'&quot;)" office:value-type="string" office:string-value="'432nn.png'" calcext:value-type="string">
            <text:p>'432nn.png'</text:p>
          </table:table-cell>
          <table:table-cell table:formula="of:=CONCATENATE(&quot;list(&quot;; [.E30]; &quot;,&quot;; [.F30]; &quot;, &quot;; [.G30]; &quot;)&quot;)" office:value-type="string" office:string-value="list(c(4, 3, 2),'432.png', '432nn.png')" calcext:value-type="string">
            <text:p>list(c(4, 3, 2),'432.png', '432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31]; &quot;, &quot;; [.B31]; &quot;, &quot;; [.C31]; &quot;)&quot;)" office:value-type="string" office:string-value="c(4, 2, 2)" calcext:value-type="string">
            <text:p>c(4, 2, 2)</text:p>
          </table:table-cell>
          <table:table-cell table:formula="of:=CONCATENATE(&quot;'&quot;; COM.MICROSOFT.CONCAT([.A31:.C31]; &quot;.png'&quot;))" office:value-type="string" office:string-value="'422.png'" calcext:value-type="string">
            <text:p>'422.png'</text:p>
          </table:table-cell>
          <table:table-cell table:formula="of:=CONCATENATE(&quot;'&quot;; COM.MICROSOFT.CONCAT([.A31:.C31]); &quot;nn.png'&quot;)" office:value-type="string" office:string-value="'422nn.png'" calcext:value-type="string">
            <text:p>'422nn.png'</text:p>
          </table:table-cell>
          <table:table-cell table:formula="of:=CONCATENATE(&quot;list(&quot;; [.E31]; &quot;,&quot;; [.F31]; &quot;, &quot;; [.G31]; &quot;)&quot;)" office:value-type="string" office:string-value="list(c(4, 2, 2),'422.png', '422nn.png')" calcext:value-type="string">
            <text:p>list(c(4, 2, 2),'422.png', '422nn.png')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/>
          <table:table-cell table:formula="of:=CONCATENATE(&quot;c(&quot;; [.A32]; &quot;, &quot;; [.B32]; &quot;, &quot;; [.C32]; &quot;)&quot;)" office:value-type="string" office:string-value="c(3, 3, 3)" calcext:value-type="string">
            <text:p>c(3, 3, 3)</text:p>
          </table:table-cell>
          <table:table-cell table:formula="of:=CONCATENATE(&quot;'&quot;; COM.MICROSOFT.CONCAT([.A32:.C32]; &quot;.png'&quot;))" office:value-type="string" office:string-value="'333.png'" calcext:value-type="string">
            <text:p>'333.png'</text:p>
          </table:table-cell>
          <table:table-cell table:formula="of:=CONCATENATE(&quot;'&quot;; COM.MICROSOFT.CONCAT([.A32:.C32]); &quot;nn.png'&quot;)" office:value-type="string" office:string-value="'333nn.png'" calcext:value-type="string">
            <text:p>'333nn.png'</text:p>
          </table:table-cell>
          <table:table-cell table:formula="of:=CONCATENATE(&quot;list(&quot;; [.E32]; &quot;,&quot;; [.F32]; &quot;, &quot;; [.G32]; &quot;)&quot;)" office:value-type="string" office:string-value="list(c(3, 3, 3),'333.png', '333nn.png')" calcext:value-type="string">
            <text:p>list(c(3, 3, 3),'333.png', '333nn.png'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33]; &quot;, &quot;; [.B33]; &quot;, &quot;; [.C33]; &quot;)&quot;)" office:value-type="string" office:string-value="c(3, 3, 2)" calcext:value-type="string">
            <text:p>c(3, 3, 2)</text:p>
          </table:table-cell>
          <table:table-cell table:formula="of:=CONCATENATE(&quot;'&quot;; COM.MICROSOFT.CONCAT([.A33:.C33]; &quot;.png'&quot;))" office:value-type="string" office:string-value="'332.png'" calcext:value-type="string">
            <text:p>'332.png'</text:p>
          </table:table-cell>
          <table:table-cell table:formula="of:=CONCATENATE(&quot;'&quot;; COM.MICROSOFT.CONCAT([.A33:.C33]); &quot;nn.png'&quot;)" office:value-type="string" office:string-value="'332nn.png'" calcext:value-type="string">
            <text:p>'332nn.png'</text:p>
          </table:table-cell>
          <table:table-cell table:formula="of:=CONCATENATE(&quot;list(&quot;; [.E33]; &quot;,&quot;; [.F33]; &quot;, &quot;; [.G33]; &quot;)&quot;)" office:value-type="string" office:string-value="list(c(3, 3, 2),'332.png', '332nn.png')" calcext:value-type="string">
            <text:p>list(c(3, 3, 2),'332.png', '332nn.png')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/>
          <table:table-cell table:formula="of:=CONCATENATE(&quot;c(&quot;; [.A34]; &quot;, &quot;; [.B34]; &quot;, &quot;; [.C34]; &quot;)&quot;)" office:value-type="string" office:string-value="c(2, 2, 2)" calcext:value-type="string">
            <text:p>c(2, 2, 2)</text:p>
          </table:table-cell>
          <table:table-cell table:formula="of:=CONCATENATE(&quot;'&quot;; COM.MICROSOFT.CONCAT([.A34:.C34]; &quot;.png'&quot;))" office:value-type="string" office:string-value="'222.png'" calcext:value-type="string">
            <text:p>'222.png'</text:p>
          </table:table-cell>
          <table:table-cell table:formula="of:=CONCATENATE(&quot;'&quot;; COM.MICROSOFT.CONCAT([.A34:.C34]); &quot;nn.png'&quot;)" office:value-type="string" office:string-value="'222nn.png'" calcext:value-type="string">
            <text:p>'222nn.png'</text:p>
          </table:table-cell>
          <table:table-cell table:formula="of:=CONCATENATE(&quot;list(&quot;; [.E34]; &quot;,&quot;; [.F34]; &quot;, &quot;; [.G34]; &quot;)&quot;)" office:value-type="string" office:string-value="list(c(2, 2, 2),'222.png', '222nn.png')" calcext:value-type="string">
            <text:p>list(c(2, 2, 2),'222.png', '222nn.png')</text:p>
          </table:table-cell>
        </table:table-row>
      </table:table>
      <table:table table:name="tc2" table:style-name="ta1">
        <table:table-column table:style-name="co1" table:number-columns-repeated="6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table:formula="of:=CONCATENATE(&quot;c(&quot;; [.A1]; &quot;, &quot;; [.B1]; &quot;)&quot;)" office:value-type="string" office:string-value="c(6, 6)" calcext:value-type="string">
            <text:p>c(6, 6)</text:p>
          </table:table-cell>
          <table:table-cell table:formula="of:=CONCATENATE(&quot;'&quot;; COM.MICROSOFT.CONCAT([.A1:.B1]); &quot;.png'&quot;)" office:value-type="string" office:string-value="'66.png'" calcext:value-type="string">
            <text:p>'66.png'</text:p>
          </table:table-cell>
          <table:table-cell table:formula="of:=CONCATENATE(&quot;'&quot;; COM.MICROSOFT.CONCAT([.A1:.B1]); &quot;nn.png'&quot;)" office:value-type="string" office:string-value="'66nn.png'" calcext:value-type="string">
            <text:p>'66nn.png'</text:p>
          </table:table-cell>
          <table:table-cell table:formula="of:=CONCATENATE(&quot;list(&quot;; [.D1]; &quot;, &quot;; [.E1]; &quot;, &quot;; [.F1]; &quot;)&quot;)" office:value-type="string" office:string-value="list(c(6, 6), '66.png', '66nn.png')" calcext:value-type="string">
            <text:p>list(c(6, 6), '66.png', '66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CONCATENATE(&quot;c(&quot;; [.A2]; &quot;, &quot;; [.B2]; &quot;)&quot;)" office:value-type="string" office:string-value="c(6, 5)" calcext:value-type="string">
            <text:p>c(6, 5)</text:p>
          </table:table-cell>
          <table:table-cell table:formula="of:=CONCATENATE(&quot;'&quot;; COM.MICROSOFT.CONCAT([.A2:.B2]); &quot;.png'&quot;)" office:value-type="string" office:string-value="'65.png'" calcext:value-type="string">
            <text:p>'65.png'</text:p>
          </table:table-cell>
          <table:table-cell table:formula="of:=CONCATENATE(&quot;'&quot;; COM.MICROSOFT.CONCAT([.A2:.B2]); &quot;nn.png'&quot;)" office:value-type="string" office:string-value="'65nn.png'" calcext:value-type="string">
            <text:p>'65nn.png'</text:p>
          </table:table-cell>
          <table:table-cell table:formula="of:=CONCATENATE(&quot;list(&quot;; [.D2]; &quot;, &quot;; [.E2]; &quot;, &quot;; [.F2]; &quot;)&quot;)" office:value-type="string" office:string-value="list(c(6, 5), '65.png', '65nn.png')" calcext:value-type="string">
            <text:p>list(c(6, 5), '65.png', '65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3]; &quot;, &quot;; [.B3]; &quot;)&quot;)" office:value-type="string" office:string-value="c(6, 4)" calcext:value-type="string">
            <text:p>c(6, 4)</text:p>
          </table:table-cell>
          <table:table-cell table:formula="of:=CONCATENATE(&quot;'&quot;; COM.MICROSOFT.CONCAT([.A3:.B3]); &quot;.png'&quot;)" office:value-type="string" office:string-value="'64.png'" calcext:value-type="string">
            <text:p>'64.png'</text:p>
          </table:table-cell>
          <table:table-cell table:formula="of:=CONCATENATE(&quot;'&quot;; COM.MICROSOFT.CONCAT([.A3:.B3]); &quot;nn.png'&quot;)" office:value-type="string" office:string-value="'64nn.png'" calcext:value-type="string">
            <text:p>'64nn.png'</text:p>
          </table:table-cell>
          <table:table-cell table:formula="of:=CONCATENATE(&quot;list(&quot;; [.D3]; &quot;, &quot;; [.E3]; &quot;, &quot;; [.F3]; &quot;)&quot;)" office:value-type="string" office:string-value="list(c(6, 4), '64.png', '64nn.png')" calcext:value-type="string">
            <text:p>list(c(6, 4), '64.png', '64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4]; &quot;, &quot;; [.B4]; &quot;)&quot;)" office:value-type="string" office:string-value="c(6, 3)" calcext:value-type="string">
            <text:p>c(6, 3)</text:p>
          </table:table-cell>
          <table:table-cell table:formula="of:=CONCATENATE(&quot;'&quot;; COM.MICROSOFT.CONCAT([.A4:.B4]); &quot;.png'&quot;)" office:value-type="string" office:string-value="'63.png'" calcext:value-type="string">
            <text:p>'63.png'</text:p>
          </table:table-cell>
          <table:table-cell table:formula="of:=CONCATENATE(&quot;'&quot;; COM.MICROSOFT.CONCAT([.A4:.B4]); &quot;nn.png'&quot;)" office:value-type="string" office:string-value="'63nn.png'" calcext:value-type="string">
            <text:p>'63nn.png'</text:p>
          </table:table-cell>
          <table:table-cell table:formula="of:=CONCATENATE(&quot;list(&quot;; [.D4]; &quot;, &quot;; [.E4]; &quot;, &quot;; [.F4]; &quot;)&quot;)" office:value-type="string" office:string-value="list(c(6, 3), '63.png', '63nn.png')" calcext:value-type="string">
            <text:p>list(c(6, 3), '63.png', '63nn.png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5]; &quot;, &quot;; [.B5]; &quot;)&quot;)" office:value-type="string" office:string-value="c(6, 2)" calcext:value-type="string">
            <text:p>c(6, 2)</text:p>
          </table:table-cell>
          <table:table-cell table:formula="of:=CONCATENATE(&quot;'&quot;; COM.MICROSOFT.CONCAT([.A5:.B5]); &quot;.png'&quot;)" office:value-type="string" office:string-value="'62.png'" calcext:value-type="string">
            <text:p>'62.png'</text:p>
          </table:table-cell>
          <table:table-cell table:formula="of:=CONCATENATE(&quot;'&quot;; COM.MICROSOFT.CONCAT([.A5:.B5]); &quot;nn.png'&quot;)" office:value-type="string" office:string-value="'62nn.png'" calcext:value-type="string">
            <text:p>'62nn.png'</text:p>
          </table:table-cell>
          <table:table-cell table:formula="of:=CONCATENATE(&quot;list(&quot;; [.D5]; &quot;, &quot;; [.E5]; &quot;, &quot;; [.F5]; &quot;)&quot;)" office:value-type="string" office:string-value="list(c(6, 2), '62.png', '62nn.png')" calcext:value-type="string">
            <text:p>list(c(6, 2), '62.png', '62nn.png')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CONCATENATE(&quot;c(&quot;; [.A6]; &quot;, &quot;; [.B6]; &quot;)&quot;)" office:value-type="string" office:string-value="c(5, 5)" calcext:value-type="string">
            <text:p>c(5, 5)</text:p>
          </table:table-cell>
          <table:table-cell table:formula="of:=CONCATENATE(&quot;'&quot;; COM.MICROSOFT.CONCAT([.A6:.B6]); &quot;.png'&quot;)" office:value-type="string" office:string-value="'55.png'" calcext:value-type="string">
            <text:p>'55.png'</text:p>
          </table:table-cell>
          <table:table-cell table:formula="of:=CONCATENATE(&quot;'&quot;; COM.MICROSOFT.CONCAT([.A6:.B6]); &quot;nn.png'&quot;)" office:value-type="string" office:string-value="'55nn.png'" calcext:value-type="string">
            <text:p>'55nn.png'</text:p>
          </table:table-cell>
          <table:table-cell table:formula="of:=CONCATENATE(&quot;list(&quot;; [.D6]; &quot;, &quot;; [.E6]; &quot;, &quot;; [.F6]; &quot;)&quot;)" office:value-type="string" office:string-value="list(c(5, 5), '55.png', '55nn.png')" calcext:value-type="string">
            <text:p>list(c(5, 5), '55.png', '55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CONCATENATE(&quot;c(&quot;; [.A7]; &quot;, &quot;; [.B7]; &quot;)&quot;)" office:value-type="string" office:string-value="c(5, 4)" calcext:value-type="string">
            <text:p>c(5, 4)</text:p>
          </table:table-cell>
          <table:table-cell table:formula="of:=CONCATENATE(&quot;'&quot;; COM.MICROSOFT.CONCAT([.A7:.B7]); &quot;.png'&quot;)" office:value-type="string" office:string-value="'54.png'" calcext:value-type="string">
            <text:p>'54.png'</text:p>
          </table:table-cell>
          <table:table-cell table:formula="of:=CONCATENATE(&quot;'&quot;; COM.MICROSOFT.CONCAT([.A7:.B7]); &quot;nn.png'&quot;)" office:value-type="string" office:string-value="'54nn.png'" calcext:value-type="string">
            <text:p>'54nn.png'</text:p>
          </table:table-cell>
          <table:table-cell table:formula="of:=CONCATENATE(&quot;list(&quot;; [.D7]; &quot;, &quot;; [.E7]; &quot;, &quot;; [.F7]; &quot;)&quot;)" office:value-type="string" office:string-value="list(c(5, 4), '54.png', '54nn.png')" calcext:value-type="string">
            <text:p>list(c(5, 4), '54.png', '54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8]; &quot;, &quot;; [.B8]; &quot;)&quot;)" office:value-type="string" office:string-value="c(5, 3)" calcext:value-type="string">
            <text:p>c(5, 3)</text:p>
          </table:table-cell>
          <table:table-cell table:formula="of:=CONCATENATE(&quot;'&quot;; COM.MICROSOFT.CONCAT([.A8:.B8]); &quot;.png'&quot;)" office:value-type="string" office:string-value="'53.png'" calcext:value-type="string">
            <text:p>'53.png'</text:p>
          </table:table-cell>
          <table:table-cell table:formula="of:=CONCATENATE(&quot;'&quot;; COM.MICROSOFT.CONCAT([.A8:.B8]); &quot;nn.png'&quot;)" office:value-type="string" office:string-value="'53nn.png'" calcext:value-type="string">
            <text:p>'53nn.png'</text:p>
          </table:table-cell>
          <table:table-cell table:formula="of:=CONCATENATE(&quot;list(&quot;; [.D8]; &quot;, &quot;; [.E8]; &quot;, &quot;; [.F8]; &quot;)&quot;)" office:value-type="string" office:string-value="list(c(5, 3), '53.png', '53nn.png')" calcext:value-type="string">
            <text:p>list(c(5, 3), '53.png', '53nn.png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9]; &quot;, &quot;; [.B9]; &quot;)&quot;)" office:value-type="string" office:string-value="c(5, 2)" calcext:value-type="string">
            <text:p>c(5, 2)</text:p>
          </table:table-cell>
          <table:table-cell table:formula="of:=CONCATENATE(&quot;'&quot;; COM.MICROSOFT.CONCAT([.A9:.B9]); &quot;.png'&quot;)" office:value-type="string" office:string-value="'52.png'" calcext:value-type="string">
            <text:p>'52.png'</text:p>
          </table:table-cell>
          <table:table-cell table:formula="of:=CONCATENATE(&quot;'&quot;; COM.MICROSOFT.CONCAT([.A9:.B9]); &quot;nn.png'&quot;)" office:value-type="string" office:string-value="'52nn.png'" calcext:value-type="string">
            <text:p>'52nn.png'</text:p>
          </table:table-cell>
          <table:table-cell table:formula="of:=CONCATENATE(&quot;list(&quot;; [.D9]; &quot;, &quot;; [.E9]; &quot;, &quot;; [.F9]; &quot;)&quot;)" office:value-type="string" office:string-value="list(c(5, 2), '52.png', '52nn.png')" calcext:value-type="string">
            <text:p>list(c(5, 2), '52.png', '52nn.png')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CONCATENATE(&quot;c(&quot;; [.A10]; &quot;, &quot;; [.B10]; &quot;)&quot;)" office:value-type="string" office:string-value="c(4, 4)" calcext:value-type="string">
            <text:p>c(4, 4)</text:p>
          </table:table-cell>
          <table:table-cell table:formula="of:=CONCATENATE(&quot;'&quot;; COM.MICROSOFT.CONCAT([.A10:.B10]); &quot;.png'&quot;)" office:value-type="string" office:string-value="'44.png'" calcext:value-type="string">
            <text:p>'44.png'</text:p>
          </table:table-cell>
          <table:table-cell table:formula="of:=CONCATENATE(&quot;'&quot;; COM.MICROSOFT.CONCAT([.A10:.B10]); &quot;nn.png'&quot;)" office:value-type="string" office:string-value="'44nn.png'" calcext:value-type="string">
            <text:p>'44nn.png'</text:p>
          </table:table-cell>
          <table:table-cell table:formula="of:=CONCATENATE(&quot;list(&quot;; [.D10]; &quot;, &quot;; [.E10]; &quot;, &quot;; [.F10]; &quot;)&quot;)" office:value-type="string" office:string-value="list(c(4, 4), '44.png', '44nn.png')" calcext:value-type="string">
            <text:p>list(c(4, 4), '44.png', '44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CONCATENATE(&quot;c(&quot;; [.A11]; &quot;, &quot;; [.B11]; &quot;)&quot;)" office:value-type="string" office:string-value="c(4, 3)" calcext:value-type="string">
            <text:p>c(4, 3)</text:p>
          </table:table-cell>
          <table:table-cell table:formula="of:=CONCATENATE(&quot;'&quot;; COM.MICROSOFT.CONCAT([.A11:.B11]); &quot;.png'&quot;)" office:value-type="string" office:string-value="'43.png'" calcext:value-type="string">
            <text:p>'43.png'</text:p>
          </table:table-cell>
          <table:table-cell table:formula="of:=CONCATENATE(&quot;'&quot;; COM.MICROSOFT.CONCAT([.A11:.B11]); &quot;nn.png'&quot;)" office:value-type="string" office:string-value="'43nn.png'" calcext:value-type="string">
            <text:p>'43nn.png'</text:p>
          </table:table-cell>
          <table:table-cell table:formula="of:=CONCATENATE(&quot;list(&quot;; [.D11]; &quot;, &quot;; [.E11]; &quot;, &quot;; [.F11]; &quot;)&quot;)" office:value-type="string" office:string-value="list(c(4, 3), '43.png', '43nn.png')" calcext:value-type="string">
            <text:p>list(c(4, 3), '43.png', '43nn.png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2]; &quot;, &quot;; [.B12]; &quot;)&quot;)" office:value-type="string" office:string-value="c(4, 2)" calcext:value-type="string">
            <text:p>c(4, 2)</text:p>
          </table:table-cell>
          <table:table-cell table:formula="of:=CONCATENATE(&quot;'&quot;; COM.MICROSOFT.CONCAT([.A12:.B12]); &quot;.png'&quot;)" office:value-type="string" office:string-value="'42.png'" calcext:value-type="string">
            <text:p>'42.png'</text:p>
          </table:table-cell>
          <table:table-cell table:formula="of:=CONCATENATE(&quot;'&quot;; COM.MICROSOFT.CONCAT([.A12:.B12]); &quot;nn.png'&quot;)" office:value-type="string" office:string-value="'42nn.png'" calcext:value-type="string">
            <text:p>'42nn.png'</text:p>
          </table:table-cell>
          <table:table-cell table:formula="of:=CONCATENATE(&quot;list(&quot;; [.D12]; &quot;, &quot;; [.E12]; &quot;, &quot;; [.F12]; &quot;)&quot;)" office:value-type="string" office:string-value="list(c(4, 2), '42.png', '42nn.png')" calcext:value-type="string">
            <text:p>list(c(4, 2), '42.png', '42nn.png'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CONCATENATE(&quot;c(&quot;; [.A13]; &quot;, &quot;; [.B13]; &quot;)&quot;)" office:value-type="string" office:string-value="c(3, 3)" calcext:value-type="string">
            <text:p>c(3, 3)</text:p>
          </table:table-cell>
          <table:table-cell table:formula="of:=CONCATENATE(&quot;'&quot;; COM.MICROSOFT.CONCAT([.A13:.B13]); &quot;.png'&quot;)" office:value-type="string" office:string-value="'33.png'" calcext:value-type="string">
            <text:p>'33.png'</text:p>
          </table:table-cell>
          <table:table-cell table:formula="of:=CONCATENATE(&quot;'&quot;; COM.MICROSOFT.CONCAT([.A13:.B13]); &quot;nn.png'&quot;)" office:value-type="string" office:string-value="'33nn.png'" calcext:value-type="string">
            <text:p>'33nn.png'</text:p>
          </table:table-cell>
          <table:table-cell table:formula="of:=CONCATENATE(&quot;list(&quot;; [.D13]; &quot;, &quot;; [.E13]; &quot;, &quot;; [.F13]; &quot;)&quot;)" office:value-type="string" office:string-value="list(c(3, 3), '33.png', '33nn.png')" calcext:value-type="string">
            <text:p>list(c(3, 3), '33.png', '33nn.png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CONCATENATE(&quot;c(&quot;; [.A14]; &quot;, &quot;; [.B14]; &quot;)&quot;)" office:value-type="string" office:string-value="c(3, 2)" calcext:value-type="string">
            <text:p>c(3, 2)</text:p>
          </table:table-cell>
          <table:table-cell table:formula="of:=CONCATENATE(&quot;'&quot;; COM.MICROSOFT.CONCAT([.A14:.B14]); &quot;.png'&quot;)" office:value-type="string" office:string-value="'32.png'" calcext:value-type="string">
            <text:p>'32.png'</text:p>
          </table:table-cell>
          <table:table-cell table:formula="of:=CONCATENATE(&quot;'&quot;; COM.MICROSOFT.CONCAT([.A14:.B14]); &quot;nn.png'&quot;)" office:value-type="string" office:string-value="'32nn.png'" calcext:value-type="string">
            <text:p>'32nn.png'</text:p>
          </table:table-cell>
          <table:table-cell table:formula="of:=CONCATENATE(&quot;list(&quot;; [.D14]; &quot;, &quot;; [.E14]; &quot;, &quot;; [.F14]; &quot;)&quot;)" office:value-type="string" office:string-value="list(c(3, 2), '32.png', '32nn.png')" calcext:value-type="string">
            <text:p>list(c(3, 2), '32.png', '32nn.png')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CONCATENATE(&quot;c(&quot;; [.A15]; &quot;, &quot;; [.B15]; &quot;)&quot;)" office:value-type="string" office:string-value="c(2, 2)" calcext:value-type="string">
            <text:p>c(2, 2)</text:p>
          </table:table-cell>
          <table:table-cell table:formula="of:=CONCATENATE(&quot;'&quot;; COM.MICROSOFT.CONCAT([.A15:.B15]); &quot;.png'&quot;)" office:value-type="string" office:string-value="'22.png'" calcext:value-type="string">
            <text:p>'22.png'</text:p>
          </table:table-cell>
          <table:table-cell table:formula="of:=CONCATENATE(&quot;'&quot;; COM.MICROSOFT.CONCAT([.A15:.B15]); &quot;nn.png'&quot;)" office:value-type="string" office:string-value="'22nn.png'" calcext:value-type="string">
            <text:p>'22nn.png'</text:p>
          </table:table-cell>
          <table:table-cell table:formula="of:=CONCATENATE(&quot;list(&quot;; [.D15]; &quot;, &quot;; [.E15]; &quot;, &quot;; [.F15]; &quot;)&quot;)" office:value-type="string" office:string-value="list(c(2, 2), '22.png', '22nn.png')" calcext:value-type="string">
            <text:p>list(c(2, 2), '22.png', '22nn.png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-00-0000</text:date>, <text:time style:data-style-name="N2" text:time-value="18:48:22.956411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8:16:00.758387112</meta:creation-date>
    <dc:date>2018-12-03T19:00:50.680933694</dc:date>
    <meta:editing-duration>PT11M30S</meta:editing-duration>
    <meta:editing-cycles>2</meta:editing-cycles>
    <meta:generator>LibreOffice/6.0.6.2$Linux_X86_64 LibreOffice_project/00m0$Build-2</meta:generator>
    <meta:document-statistic meta:table-count="3" meta:cell-count="328" meta:object-count="0"/>
  </office:meta>
</office:document-meta>
</file>